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officeooo:rsid="0005a986" officeooo:paragraph-rsid="0005a986" style:font-weight-asian="normal" style:font-weight-complex="normal"/>
    </style:style>
    <style:style style:name="P5" style:family="paragraph" style:parent-style-name="Standard" style:list-style-name="L1">
      <style:text-properties style:text-underline-style="none" fo:font-weight="normal" officeooo:rsid="00068979" officeooo:paragraph-rsid="00068979" style:font-weight-asian="normal" style:font-weight-complex="normal"/>
    </style:style>
    <style:style style:name="P6" style:family="paragraph" style:parent-style-name="Standard" style:list-style-name="L1">
      <style:text-properties style:text-underline-style="none" fo:font-weight="normal" officeooo:rsid="00071755" officeooo:paragraph-rsid="00071755" style:font-weight-asian="normal" style:font-weight-complex="normal"/>
    </style:style>
    <style:style style:name="T1" style:family="text">
      <style:text-properties officeooo:rsid="0005f6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e:</text:p>
      <text:p text:style-name="Standard">Peter Singer legger i teksten frem argumenter for at det eneste konsistente grunnlaget for å diskutere abort er preferanseutiliterisme, og at dette leder frem foster ikke kan regnes som personer av den grunn at de enda ikke har en selvbevissthet og preferansen til ikke å dø. Han mener også at om man følger denne logikken, så må barnedrap i visse omstendigheter være rettferdiggjort grunnet at selv ikke spedbarn har denne typen selvbevissthet.</text:p>
      <text:p text:style-name="Standard"/>
      <text:p text:style-name="P1">Pro-argumenter:</text:p>
      <text:p text:style-name="P2"/>
      <text:p text:style-name="P2"/>
      <text:p text:style-name="P2"/>
      <text:p text:style-name="P1">Mot pro-argumentene:</text:p>
      <text:list xml:id="list3522515608485409317" text:style-name="L1">
        <text:list-item>
          <text:p text:style-name="P3">Når Singer snakker om potensialer, bruk argumentet at det å stjele en vinnerlottokupong er like ille som å stjele pengene, selv om det bare er potensialt penger. Dette samme gjelder ikke om kupongen enda ikke har vunnet noe(dette siste er analogt til prevensjon, som går i mot Singers argument om at om vi sier at potensialet til liv har samme verdi som liv, så sier vi at prevensjon er like umoralsk som abort.)</text:p>
        </text:list-item>
        <text:list-item>
          <text:p text:style-name="P3">Singer bruker redusert utvikling av selvbevissthet, autonomi og rasjonalitet som grunnlag til at det er ok å drepe foster. Men dette går i mot hans argumenter om likeverd funnet i artikkelen om dyr. Her mener han at graden av en ferdighet ikke skal være avgjørende for likeverd.</text:p>
        </text:list-item>
        <text:list-item>
          <text:p text:style-name="P3">Men bruker vi Singer mot Singer, så kan vi bruke han egne argumenter om at vi må respektere dyr, og ikke utnytte dem til eksperimenter og nytelse. Siden selv foster og særlig nyfødte har en høyere grad av selvbevissthet enn de fleste(!) dyr, så hvorfor skal vi ikke vise dem verd, og ikke drepe dem. Singer argumenterer for at fostre ikke har mer selvbevissthet enn høyerestånde dyr, og at det derfor ikke burde være noen innvendinger mot å drepe dem. Samtidig mener Singer at det er galt å drepe dyr fordi de har sanseevner og har en preferanse om ikke å dø(ofte nettopp mer enn et spedbarn). Jeg mener disse to synene går i mot hverandre.</text:p>
        </text:list-item>
        <text:list-item>
          <text:p text:style-name="P3">Ved å bruke (selv)bevissthet som grunnlag, legger Singer en farlig presedens for mennesker med manglende selvbevissthet, slik som demente, sterkt utviklingshemmede, fulle mennesker. Men legg merke til at vi selv bruker dette argumentet når det kommer til mennesker som ligger i dyp koma. Der har vi lite problemer med å kutte tilgangen til næring. Så hvorfor er det ikke greit å bare gjøre et inngrep for å kutte navlestrengen, så la fosteret dø? Er ikke dette passiv dødshjelp? <text:span text:style-name="T1">Og hva med søvn?</text:span></text:p>
        </text:list-item>
        <text:list-item>
          <text:p text:style-name="P3">Singers valg av selvbevissthet som det avgjørende for abortspørsmålet ser bort i fra alt av omstendigheter og familieforhold. Hursthouse mener at Singer syn på abort fjerner det fra de virkelige omstendighetene som ligger bak en graviditet, og reduserer det til en metafysisk debatt.</text:p>
        </text:list-item>
        <text:list-item>
          <text:p text:style-name="P3">Vi kan også angripe Singer fra et deontologisk standpunkt(Fried), ved å si at vi må behandle fosteret som et mål, og ikke et middel i moren liv og samfunnets gang. Men er kommer de samme argumentene frem: Vi skal behandle en hver person som et mål, men er fosteret en person?</text:p>
        </text:list-item>
        <text:list-item>
          <text:p text:style-name="P3">Singer har rett i at herlliggjøring av spedbarn er en ny ide, og særlig spred av det judeo-kristne verdenssynet vi har i vesten(jeg har ikke undersøkt hva østlige religioner sier om dette). Så man kan argumentere på at dette peker til at fødsel/befrukting er vilkårlige. Men dette skaper litt samme problemet som med likeverdprinsippet: Er ikke selvbevissthet et vilkårlig mål? Kunne ikke samfunnets gode stått sterkere enn individets ønsker? (Sjekk om du finner noen kilder fra antikken om akkurat dette. Sjekk Seneca)</text:p>
        </text:list-item>
        <text:list-item>
          <text:p text:style-name="P4">Om spedbarnet kan utvikle seg til en person, så må det sitte med noe egenskaper om at det kan utvikle seg. Så da har det noe mer enn dyr</text:p>
        </text:list-item>
        <text:list-item>
          <text:p text:style-name="P5">Vil Singer si at det er greit å drepe en dement person som vil bli kvitt demensen om 9 mnd. <text:soft-page-break/>Denne personen har ikke selvbevissthet før om 9 mnd, som et foster.</text:p>
        </text:list-item>
        <text:list-item>
          <text:p text:style-name="P6">Aristoteles: Passiv/Aktivt potens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einesen</meta:initial-creator>
    <meta:creation-date>2018-04-30T19:27:47.66</meta:creation-date>
    <meta:generator>LibreOffice/5.1.6.2$Linux_X86_64 LibreOffice_project/10m0$Build-2</meta:generator>
    <dc:date>2018-05-01T12:55:53.149979700</dc:date>
    <meta:editing-duration>PT2H33M56S</meta:editing-duration>
    <meta:editing-cycles>12</meta:editing-cycles>
    <meta:document-statistic meta:table-count="0" meta:image-count="0" meta:object-count="0" meta:page-count="2" meta:paragraph-count="14" meta:word-count="644" meta:character-count="3728" meta:non-whitespace-character-count="3108"/>
  </office:meta>
</office:document-meta>
</file>